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ccff" draw:textarea-horizontal-align="center" draw:textarea-vertical-align="middl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Fine_20_Dashed" svg:stroke-width="0.152cm" svg:stroke-color="#ffff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23ff23" draw:textarea-vertical-align="middle" draw:auto-grow-height="false" fo:min-height="0.749cm" fo:min-width="0.499cm"/>
    </style:style>
    <style:style style:name="gr7" style:family="graphic" style:parent-style-name="standard">
      <style:graphic-properties draw:fill-color="#ff6633" draw:textarea-vertical-align="middle" draw:auto-grow-height="false" fo:min-height="0.749cm" fo:min-width="0.499cm"/>
    </style:style>
    <style:style style:name="gr8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9" style:family="graphic" style:parent-style-name="standard">
      <style:graphic-properties draw:fill-color="#0000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solid" draw:stroke-dash="Ultrafine_20_Dashed" svg:stroke-width="0.102cm" svg:stroke-color="#ffff00" draw:marker-start="Square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ffff00" draw:marker-start="Square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ffff00" draw:marker-start="Square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6pt" fo:font-weight="bold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paragraph-properties fo:text-align="center"/>
      <style:text-properties fo:font-size="16pt" fo:font-weight="bold"/>
    </style:style>
    <style:style style:name="P6" style:family="paragraph">
      <style:paragraph-properties fo:margin-left="0cm" fo:margin-right="0cm" fo:text-indent="0cm"/>
      <style:text-properties fo:font-size="16pt" fo:font-weight="bold"/>
    </style:style>
    <style:style style:name="P7" style:family="paragraph">
      <style:text-properties fo:font-size="16pt" fo:font-weight="bold"/>
    </style:style>
    <style:style style:name="T1" style:family="text">
      <style:text-properties fo:font-size="14pt" fo:font-weight="bold"/>
    </style:style>
    <style:style style:name="T2" style:family="text">
      <style:text-properties fo:font-size="16pt" fo:font-weight="bold"/>
    </style:style>
    <style:style style:name="T3" style:family="text">
      <style:text-properties fo:font-size="16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715cm" svg:height="5.915cm" svg:x="17.233cm" svg:y="10.342cm">
          <text:p/>
          <draw:enhanced-geometry svg:viewBox="0 0 21600 21600" draw:glue-points="10800 0 3160 3160 0 10800 3160 18440 10800 21600 18440 18440 21600 10800 18440 3160" draw:text-areas="3200 3200 18400 18400" draw:type="ring" draw:modifiers="6427.71108049597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5.715cm" svg:height="5.915cm" svg:x="7.032cm" svg:y="10.341cm">
          <text:p/>
          <draw:enhanced-geometry svg:viewBox="0 0 21600 21600" draw:glue-points="10800 0 3160 3160 0 10800 3160 18440 10800 21600 18440 18440 21600 10800 18440 3160" draw:text-areas="3200 3200 18400 18400" draw:type="ring" draw:modifiers="6427.71108049597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rect draw:style-name="gr2" draw:text-style-name="P3" draw:layer="layout" svg:width="3.175cm" svg:height="1.905cm" svg:x="17.138cm" svg:y="12.012cm">
          <text:p text:style-name="P2"><text:span text:style-name="T1">place_opera</text:span></text:p>
          <text:p text:style-name="P2"><text:span text:style-name="T2">crossroad</text:span></text:p>
        </draw:rect>
        <draw:g>
          <draw:custom-shape draw:style-name="gr3" draw:text-style-name="P1" draw:layer="layout" svg:width="6.58cm" svg:height="3.175cm" svg:x="11.412cm" svg:y="11.676cm">
            <text:p/>
            <draw:enhanced-geometry svg:viewBox="0 0 21600 21600" draw:text-areas="0 0 21600 21600" draw:mirror-horizontal="tru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1.498cm" svg:y1="13.281cm" svg:x2="16.433cm" svg:y2="13.281cm">
            <text:p/>
          </draw:line>
        </draw:g>
        <draw:g>
          <draw:custom-shape draw:style-name="gr5" draw:text-style-name="P1" draw:layer="layout" svg:width="1.27cm" svg:height="2.54cm" draw:transform="rotate (1.5707963267946) translate (11.412cm 12.94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35cm" svg:height="0.635cm" draw:transform="rotate (1.5707963267946) translate (13.182cm 12.616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1" draw:layer="layout" svg:width="0.635cm" svg:height="0.635cm" draw:transform="rotate (1.5707963267946) translate (12.383cm 12.615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layer="layout" svg:width="0.635cm" svg:height="0.635cm" draw:transform="rotate (1.5707963267946) translate (11.583cm 12.615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3" draw:text-style-name="P1" draw:layer="layout" svg:width="7.185cm" svg:height="3.175cm" svg:x="0.846cm" svg:y="11.677cm">
            <text:p/>
            <draw:enhanced-geometry svg:viewBox="0 0 21600 21600" draw:text-areas="0 0 21600 21600" draw:mirror-horizontal="tru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0.941cm" svg:y1="13.282cm" svg:x2="6.33cm" svg:y2="13.282cm">
            <text:p/>
          </draw:line>
        </draw:g>
        <draw:g>
          <draw:custom-shape draw:style-name="gr5" draw:text-style-name="P1" draw:layer="layout" svg:width="1.27cm" svg:height="2.54cm" draw:transform="rotate (-1.57079632679579) translate (8.937cm 13.581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35cm" svg:height="0.635cm" draw:transform="rotate (-1.57079632679579) translate (7.167cm 13.911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1" draw:layer="layout" svg:width="0.635cm" svg:height="0.635cm" draw:transform="rotate (-1.57079632679579) translate (7.966cm 13.912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layer="layout" svg:width="0.635cm" svg:height="0.635cm" draw:transform="rotate (-1.57079632679579) translate (8.766cm 13.912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1" draw:layer="layout" svg:width="7.62cm" svg:height="1.959cm" draw:transform="rotate (-1.57079632679579) translate (8.89cm 11.571cm)">
          <text:p/>
          <draw:enhanced-geometry svg:viewBox="0 0 21600 21600" draw:text-areas="0 0 21600 21600" draw:mirror-horizontal="tru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1" draw:layer="layout" svg:width="1.27cm" svg:height="2.54cm" draw:transform="rotate (3.1415926535892) translate (10.142cm 11.6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635cm" draw:transform="rotate (3.1415926535892) translate (9.812cm 9.906cm)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7" draw:text-style-name="P1" draw:layer="layout" svg:width="0.635cm" svg:height="0.635cm" draw:transform="rotate (3.1415926535892) translate (9.811cm 10.705cm)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8" draw:text-style-name="P1" draw:layer="layout" svg:width="0.635cm" svg:height="0.635cm" draw:transform="rotate (3.1415926535892) translate (9.811cm 11.505cm)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</draw:g>
        <draw:g>
          <draw:custom-shape draw:style-name="gr9" draw:text-style-name="P1" draw:layer="layout" svg:width="1.905cm" svg:height="2.54cm" svg:x="8.898cm" svg:y="5.76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27cm" svg:height="1.905cm" svg:x="9.198cm" svg:y="6.296cm">
            <text:p/>
            <draw:enhanced-geometry svg:viewBox="0 0 21600 21600" draw:text-areas="?f0 0 ?f2 ?f5" draw:type="down-arrow" draw:modifiers="14347.1143756558 3602.832415420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" draw:text-style-name="P1" draw:layer="layout" svg:width="6.35cm" svg:height="1.959cm" draw:transform="rotate (-1.57079632679579) translate (8.891cm 21.201cm)">
          <text:p/>
          <draw:enhanced-geometry svg:viewBox="0 0 21600 21600" draw:text-areas="0 0 21600 21600" draw:mirror-horizontal="tru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9" draw:text-style-name="P1" draw:layer="layout" svg:width="1.905cm" svg:height="2.54cm" svg:x="8.899cm" svg:y="16.76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27cm" svg:height="1.905cm" svg:x="9.199cm" svg:y="17.296cm">
            <text:p/>
            <draw:enhanced-geometry svg:viewBox="0 0 21600 21600" draw:text-areas="?f0 0 ?f2 ?f5" draw:type="down-arrow" draw:modifiers="14347.1143756558 3602.8324154209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1" draw:text-style-name="P5" draw:id="id3" draw:layer="layout" svg:width="6.35cm" svg:height="1.905cm" svg:x="12.682cm" svg:y="8.501cm">
          <text:p text:style-name="P4"><text:span text:style-name="T2">« Bd des Capucines »</text:span></text:p>
          <text:p text:style-name="P4"><text:span text:style-name="T2">-&gt; scribe</text:span></text:p>
          <draw:enhanced-geometry svg:viewBox="0 0 21600 21600" draw:glue-points="10800 0 0 10800 10800 21600 21600 10800 ?f40 ?f41" draw:text-areas="0 0 21600 21600" draw:type="rectangular-callout" draw:modifiers="-26.4520643806858 35595.80272822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id="id5" draw:layer="layout" svg:width="5.715cm" svg:height="1.905cm" svg:x="2.083cm" svg:y="7.702cm">
          <text:p text:style-name="P4"><text:span text:style-name="T2">« rue scribe »</text:span></text:p>
          <text:p text:style-name="P4"><text:span text:style-name="T2">-&gt; scribe</text:span></text:p>
          <draw:enhanced-geometry svg:viewBox="0 0 21600 21600" draw:glue-points="10800 0 0 10800 10800 21600 21600 10800 ?f40 ?f41" draw:text-areas="0 0 21600 21600" draw:type="rectangular-callout" draw:modifiers="25601.8194541638 32230.0104931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id="id1" draw:layer="layout" svg:width="6.35cm" svg:height="1.905cm" svg:x="0.782cm" svg:y="16.002cm">
          <text:p text:style-name="P4"><text:span text:style-name="T2">Scribe -&gt;</text:span></text:p>
          <text:p text:style-name="P4"><text:span text:style-name="T2">« Bd des Capucines »</text:span></text:p>
          <draw:enhanced-geometry svg:viewBox="0 0 21600 21600" draw:glue-points="10800 0 0 10800 10800 21600 21600 10800 ?f40 ?f41" draw:text-areas="0 0 21600 21600" draw:type="rectangular-callout" draw:modifiers="20865.3755314124 -12137.2507869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3" draw:layer="layout" svg:width="3.175cm" svg:height="1.905cm" svg:x="8.237cm" svg:y="12.311cm">
          <text:p text:style-name="P2"><text:span text:style-name="T2">« Scribe »</text:span></text:p>
          <text:p text:style-name="P2"><text:span text:style-name="T2">crossroad</text:span></text:p>
        </draw:rect>
        <draw:g draw:id="id2">
          <draw:line draw:style-name="gr12" draw:text-style-name="P1" draw:layer="layout" svg:x1="5.357cm" svg:y1="13.381cm" svg:x2="5.357cm" svg:y2="14.905cm">
            <text:p/>
          </draw:line>
          <draw:line draw:style-name="gr12" draw:text-style-name="P1" draw:layer="layout" svg:x1="5.662cm" svg:y1="13.381cm" svg:x2="5.662cm" svg:y2="14.905cm">
            <text:p/>
          </draw:line>
        </draw:g>
        <draw:g draw:id="id4">
          <draw:line draw:style-name="gr12" draw:text-style-name="P1" draw:layer="layout" svg:x1="14.757cm" svg:y1="11.681cm" svg:x2="14.757cm" svg:y2="13.205cm">
            <text:p/>
          </draw:line>
          <draw:line draw:style-name="gr12" draw:text-style-name="P1" draw:layer="layout" svg:x1="15.062cm" svg:y1="11.681cm" svg:x2="15.062cm" svg:y2="13.205cm">
            <text:p/>
          </draw:line>
        </draw:g>
        <draw:g>
          <draw:line draw:style-name="gr12" draw:text-style-name="P1" draw:layer="layout" svg:x1="8.893cm" svg:y1="8.774cm" svg:x2="10.874cm" svg:y2="8.774cm">
            <text:p/>
          </draw:line>
          <draw:line draw:style-name="gr12" draw:text-style-name="P1" draw:layer="layout" svg:x1="8.893cm" svg:y1="8.469cm" svg:x2="10.874cm" svg:y2="8.469cm">
            <text:p/>
          </draw:line>
        </draw:g>
        <draw:g>
          <draw:custom-shape draw:style-name="gr5" draw:text-style-name="P1" draw:layer="layout" svg:width="1.27cm" svg:height="2.54cm" draw:transform="rotate (-1.57079632679579) translate (19.037cm 13.581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35cm" svg:height="0.635cm" draw:transform="rotate (-1.57079632679579) translate (17.267cm 13.911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1" draw:layer="layout" svg:width="0.635cm" svg:height="0.635cm" draw:transform="rotate (-1.57079632679579) translate (18.066cm 13.912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layer="layout" svg:width="0.635cm" svg:height="0.635cm" draw:transform="rotate (-1.57079632679579) translate (18.866cm 13.912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 draw:id="id7">
          <draw:line draw:style-name="gr12" draw:text-style-name="P1" draw:layer="layout" svg:x1="15.457cm" svg:y1="13.381cm" svg:x2="15.457cm" svg:y2="14.905cm">
            <text:p/>
          </draw:line>
          <draw:line draw:style-name="gr12" draw:text-style-name="P1" draw:layer="layout" svg:x1="15.762cm" svg:y1="13.381cm" svg:x2="15.762cm" svg:y2="14.905cm">
            <text:p/>
          </draw:line>
        </draw:g>
        <draw:connector draw:style-name="gr13" draw:text-style-name="P1" draw:layer="layout" svg:x1="3.956cm" svg:y1="16.002cm" svg:x2="5.357cm" svg:y2="14.143cm" draw:start-shape="id1" draw:start-glue-point="5" draw:end-shape="id2" draw:end-glue-point="3">
          <text:p/>
        </draw:connector>
        <draw:connector draw:style-name="gr14" draw:text-style-name="P1" draw:layer="layout" svg:x1="15.856cm" svg:y1="10.406cm" svg:x2="15.062cm" svg:y2="12.443cm" draw:start-shape="id3" draw:start-glue-point="7" draw:end-shape="id4" draw:end-glue-point="1">
          <text:p/>
        </draw:connector>
        <draw:connector draw:style-name="gr15" draw:text-style-name="P1" draw:layer="layout" svg:x1="7.798cm" svg:y1="8.654cm" svg:x2="8.505cm" svg:y2="8.694cm" draw:start-shape="id5">
          <text:p/>
        </draw:connector>
        <draw:custom-shape draw:style-name="gr11" draw:text-style-name="P3" draw:id="id6" draw:layer="layout" svg:width="6.35cm" svg:height="1.905cm" svg:x="11.782cm" svg:y="16.003cm">
          <text:p text:style-name="P4"><text:span text:style-name="T2">« Bd des Capucines »</text:span></text:p>
          <text:p text:style-name="P4"><text:span text:style-name="T2">-&gt; place_opera</text:span></text:p>
          <draw:enhanced-geometry svg:viewBox="0 0 21600 21600" draw:glue-points="10800 0 0 10800 10800 21600 21600 10800 ?f40 ?f41" draw:text-areas="0 0 21600 21600" draw:type="rectangular-callout" draw:modifiers="20732.7350023618 -12579.22350472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4" draw:text-style-name="P1" draw:layer="layout" svg:x1="14.956cm" svg:y1="16.003cm" svg:x2="15.457cm" svg:y2="14.143cm" draw:start-shape="id6" draw:start-glue-point="5" draw:end-shape="id7" draw:end-glue-point="3">
          <text:p/>
        </draw:connector>
        <draw:g>
          <draw:custom-shape draw:style-name="gr3" draw:text-style-name="P1" draw:layer="layout" svg:width="3.845cm" svg:height="1.629cm" svg:x="0.611cm" svg:y="21.477cm">
            <text:p/>
            <draw:enhanced-geometry svg:viewBox="0 0 21600 21600" draw:text-areas="0 0 21600 21600" draw:mirror-horizontal="tru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0.662cm" svg:y1="22.3cm" svg:x2="3.546cm" svg:y2="22.3cm">
            <text:p/>
          </draw:line>
        </draw:g>
        <draw:frame draw:style-name="gr16" draw:text-style-name="P7" draw:layer="layout" svg:width="12.825cm" svg:height="1.547cm" svg:x="4.497cm" svg:y="21.471cm">
          <draw:text-box>
            <text:p text:style-name="P6"><text:span text:style-name="T2">Two-lanes street as an edge arbitrary oriented</text:span></text:p>
            <text:p text:style-name="P6"><text:span text:style-name="T2">in a map considered as an oriented graph.</text:span></text:p>
          </draw:text-box>
        </draw:frame>
        <draw:g>
          <draw:line draw:style-name="gr12" draw:text-style-name="P1" draw:layer="layout" svg:x1="2.658cm" svg:y1="23.381cm" svg:x2="2.658cm" svg:y2="24.905cm">
            <text:p/>
          </draw:line>
          <draw:line draw:style-name="gr12" draw:text-style-name="P1" draw:layer="layout" svg:x1="2.963cm" svg:y1="23.381cm" svg:x2="2.963cm" svg:y2="24.905cm">
            <text:p/>
          </draw:line>
        </draw:g>
        <draw:frame draw:style-name="gr16" draw:text-style-name="P7" draw:layer="layout" svg:width="13.803cm" svg:height="0.899cm" svg:x="4.497cm" svg:y="23.772cm">
          <draw:text-box>
            <text:p text:style-name="P6"><text:span text:style-name="T2">Sensor counting the number of vehicles per hour.</text:span></text:p>
          </draw:text-box>
        </draw:frame>
        <draw:custom-shape draw:style-name="gr11" draw:text-style-name="P3" draw:layer="layout" svg:width="3.81cm" svg:height="1.112cm" svg:x="0.547cm" svg:y="25.804cm">
          <text:p/>
          <draw:enhanced-geometry svg:viewBox="0 0 21600 21600" draw:glue-points="10800 0 0 10800 10800 21600 21600 10800 ?f40 ?f41" draw:text-areas="0 0 21600 21600" draw:type="rectangular-callout" draw:modifiers="20732.7350023618 -12579.22350472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7" draw:layer="layout" svg:width="16.17cm" svg:height="1.547cm" svg:x="4.497cm" svg:y="25.272cm">
          <draw:text-box>
            <text:p text:style-name="P6"><text:span text:style-name="T2">Called </text:span><text:span text:style-name="T3">street segment</text:span><text:span text:style-name="T2">, it identifies a traffic light or a</text:span></text:p>
            <text:p text:style-name="P6"><text:span text:style-name="T2">sensor, giving the direction (entering/leaving a crossroad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246cm" fo:margin-bottom="0.207cm" fo:margin-left="0.212cm" fo:margin-right="0.309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Cedric Lemaire</meta:initial-creator>
    <meta:creation-date>2005-05-20T17:59:46</meta:creation-date>
    <dc:creator>Cedric Lemaire</dc:creator>
    <dc:date>2005-05-23T19:08:33</dc:date>
    <dc:language>fr-FR</dc:language>
    <meta:editing-cycles>7</meta:editing-cycles>
    <meta:editing-duration>P3DT1H8M57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